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9.6mm"/>
    </style:style>
    <style:style style:name="co9" style:family="table-column">
      <style:table-column-properties fo:break-before="auto" style:column-width="35.15mm"/>
    </style:style>
    <style:style style:name="co10" style:family="table-column">
      <style:table-column-properties fo:break-before="auto" style:column-width="37.62mm"/>
    </style:style>
    <style:style style:name="co11" style:family="table-column">
      <style:table-column-properties fo:break-before="auto" style:column-width="4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159.73mm" svg:height="90.04mm" svg:x="75.31mm" svg:y="41.95mm">
            <draw:object draw:notify-on-update-of-ranges="output.A1:output.A1 output.A3:output.A257 output.B1:output.B1 output.B3:output.B257 output.E1:output.E1 output.E3:output.E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2mm" svg:height="90.04mm" svg:x="82.8mm" svg:y="154.6mm">
            <draw:object draw:notify-on-update-of-ranges="output.A1:output.A1 output.A3:output.A257 output.C1:output.C1 output.C3:output.C257 output.E1:output.E1 output.E3:output.E25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3mm" svg:height="90.05mm" svg:x="82.35mm" svg:y="308.57mm">
            <draw:object draw:notify-on-update-of-ranges="output.A1:output.A1 output.A3:output.A257 output.D1:output.D1 output.D3:output.D257 output.E1:output.E1 output.E3:output.E2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k0</text:p>
          </table:table-cell>
          <table:table-cell office:value-type="string" calcext:value-type="string">
            <text:p>Mask3</text:p>
          </table:table-cell>
          <table:table-cell office:value-type="string" calcext:value-type="string">
            <text:p>Mask6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Murmurhash – Mask</text:p>
          </table:table-cell>
          <table:table-cell office:value-type="string" calcext:value-type="string">
            <text:p>With 0</text:p>
          </table:table-cell>
          <table:table-cell office:value-type="string" calcext:value-type="string">
            <text:p>Without 0</text:p>
          </table:table-cell>
          <table:table-cell office:value-type="string" calcext:value-type="string">
            <text:p>Mask0</text:p>
          </table:table-cell>
          <table:table-cell office:value-type="string" calcext:value-type="string">
            <text:p>Mask3</text:p>
          </table:table-cell>
          <table:table-cell office:value-type="string" calcext:value-type="string">
            <text:p>Mask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59" calcext:value-type="float">
            <text:p>159</text:p>
          </table:table-cell>
          <table:table-cell table:formula="of:=[.B2]+[.C2]+[.D2]" office:value-type="float" office:value="485" calcext:value-type="float">
            <text:p>485</text:p>
          </table:table-cell>
          <table:table-cell/>
          <table:table-cell office:value-type="string" calcext:value-type="string">
            <text:p>Max collisions</text:p>
          </table:table-cell>
          <table:table-cell table:formula="of:=MAX([.E2:.E257])" office:value-type="float" office:value="485" calcext:value-type="float">
            <text:p>485</text:p>
          </table:table-cell>
          <table:table-cell table:formula="of:=MAX([.E3:.E257])" office:value-type="float" office:value="95" calcext:value-type="float">
            <text:p>95</text:p>
          </table:table-cell>
          <table:table-cell table:formula="of:=MAX([.B3:.B257])" office:value-type="float" office:value="41" calcext:value-type="float">
            <text:p>41</text:p>
          </table:table-cell>
          <table:table-cell table:formula="of:=MAX([.C3:.C257])" office:value-type="float" office:value="38" calcext:value-type="float">
            <text:p>38</text:p>
          </table:table-cell>
          <table:table-cell table:formula="of:=MAX([.D3:.D257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3]+[.C3]+[.D3]" office:value-type="float" office:value="79" calcext:value-type="float">
            <text:p>79</text:p>
          </table:table-cell>
          <table:table-cell/>
          <table:table-cell office:value-type="string" calcext:value-type="string">
            <text:p>Min collisions</text:p>
          </table:table-cell>
          <table:table-cell table:formula="of:=MIN([.E2:.E257])" office:value-type="float" office:value="55" calcext:value-type="float">
            <text:p>55</text:p>
          </table:table-cell>
          <table:table-cell table:formula="of:=MIN([.E3:.E257])" office:value-type="float" office:value="55" calcext:value-type="float">
            <text:p>55</text:p>
          </table:table-cell>
          <table:table-cell table:formula="of:=MIN([.B3:.B257])" office:value-type="float" office:value="14" calcext:value-type="float">
            <text:p>14</text:p>
          </table:table-cell>
          <table:table-cell table:formula="of:=MIN([.C3:.C257])" office:value-type="float" office:value="15" calcext:value-type="float">
            <text:p>15</text:p>
          </table:table-cell>
          <table:table-cell table:formula="of:=MIN([.D3:.D25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B4]+[.C4]+[.D4]" office:value-type="float" office:value="76" calcext:value-type="float">
            <text:p>76</text:p>
          </table:table-cell>
          <table:table-cell/>
          <table:table-cell office:value-type="string" calcext:value-type="string">
            <text:p>Somme</text:p>
          </table:table-cell>
          <table:table-cell table:formula="of:=SUM([.E2:.E257])" office:value-type="float" office:value="19412" calcext:value-type="float">
            <text:p>19412</text:p>
          </table:table-cell>
          <table:table-cell table:formula="of:=SUM([.E3:.E257])" office:value-type="float" office:value="18927" calcext:value-type="float">
            <text:p>18927</text:p>
          </table:table-cell>
          <table:table-cell table:formula="of:=SUM([.B3:.B257])" office:value-type="float" office:value="6307" calcext:value-type="float">
            <text:p>6307</text:p>
          </table:table-cell>
          <table:table-cell table:formula="of:=SUM([.C3:.C257])" office:value-type="float" office:value="6340" calcext:value-type="float">
            <text:p>6340</text:p>
          </table:table-cell>
          <table:table-cell table:formula="of:=SUM([.D3:.D257])"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5]+[.C5]+[.D5]" office:value-type="float" office:value="71" calcext:value-type="float">
            <text:p>71</text:p>
          </table:table-cell>
          <table:table-cell/>
          <table:table-cell office:value-type="string" calcext:value-type="string">
            <text:p>Avg collisions</text:p>
          </table:table-cell>
          <table:table-cell table:formula="of:=AVERAGE([.E2:.E257])" office:value-type="float" office:value="75.828125" calcext:value-type="float">
            <text:p>75.828125</text:p>
          </table:table-cell>
          <table:table-cell table:formula="of:=AVERAGE([.E3:.E257])" office:value-type="float" office:value="74.2235294117647" calcext:value-type="float">
            <text:p>74.2235294118</text:p>
          </table:table-cell>
          <table:table-cell table:formula="of:=AVERAGE([.B3:.B257])" office:value-type="float" office:value="24.7333333333333" calcext:value-type="float">
            <text:p>24.7333333333</text:p>
          </table:table-cell>
          <table:table-cell table:formula="of:=AVERAGE([.C3:.C257])" office:value-type="float" office:value="24.8627450980392" calcext:value-type="float">
            <text:p>24.862745098</text:p>
          </table:table-cell>
          <table:table-cell table:formula="of:=AVERAGE([.D3:.D257])" office:value-type="float" office:value="24.6274509803922" calcext:value-type="float">
            <text:p>24.6274509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B6]+[.C6]+[.D6]" office:value-type="float" office:value="84" calcext:value-type="float">
            <text:p>84</text:p>
          </table:table-cell>
          <table:table-cell/>
          <table:table-cell office:value-type="string" calcext:value-type="string">
            <text:p>Variance </text:p>
          </table:table-cell>
          <table:table-cell table:formula="of:=VAR([.E2:.E257])" office:value-type="float" office:value="714.409558823529" calcext:value-type="float">
            <text:p>714.4095588235</text:p>
          </table:table-cell>
          <table:table-cell table:formula="of:=VAR([.E3:.E257])" office:value-type="float" office:value="55.4970819823993" calcext:value-type="float">
            <text:p>55.4970819824</text:p>
          </table:table-cell>
          <table:table-cell table:formula="of:=VAR([.B3:.B257])" office:value-type="float" office:value="22.4089238845144" calcext:value-type="float">
            <text:p>22.4089238845</text:p>
          </table:table-cell>
          <table:table-cell table:formula="of:=VAR([.C3:.C257])" office:value-type="float" office:value="20.7881735371314" calcext:value-type="float">
            <text:p>20.7881735371</text:p>
          </table:table-cell>
          <table:table-cell table:formula="of:=VAR([.D3:.D257])" office:value-type="float" office:value="20.9669600123514" calcext:value-type="float">
            <text:p>20.9669600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7]+[.C7]+[.D7]" office:value-type="float" office:value="67" calcext:value-type="float">
            <text:p>67</text:p>
          </table:table-cell>
          <table:table-cell/>
          <table:table-cell office:value-type="string" calcext:value-type="string">
            <text:p>Sigma</text:p>
          </table:table-cell>
          <table:table-cell table:formula="of:=SQRT([.H6])" office:value-type="float" office:value="26.7284410099716" calcext:value-type="float">
            <text:p>26.72844101</text:p>
          </table:table-cell>
          <table:table-cell table:formula="of:=SQRT([.I6])" office:value-type="float" office:value="7.44963636578318" calcext:value-type="float">
            <text:p>7.4496363658</text:p>
          </table:table-cell>
          <table:table-cell table:formula="of:=SQRT([.J6])" office:value-type="float" office:value="4.73380648997342" calcext:value-type="float">
            <text:p>4.73380649</text:p>
          </table:table-cell>
          <table:table-cell table:formula="of:=SQRT([.K6])" office:value-type="float" office:value="4.55940495428202" calcext:value-type="float">
            <text:p>4.5594049543</text:p>
          </table:table-cell>
          <table:table-cell table:formula="of:=SQRT([.L6])" office:value-type="float" office:value="4.57896931769054" calcext:value-type="float">
            <text:p>4.57896931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B8]+[.C8]+[.D8]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[.B9]+[.C9]+[.D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10]+[.C10]+[.D10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11]+[.C11]+[.D11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B12]+[.C12]+[.D12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[.B13]+[.C13]+[.D13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4]+[.C14]+[.D14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[.B15]+[.C15]+[.D15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B16]+[.C16]+[.D16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B17]+[.C17]+[.D17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B18]+[.C18]+[.D18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B19]+[.C19]+[.D19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B20]+[.C20]+[.D20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B21]+[.C21]+[.D21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B22]+[.C22]+[.D22]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B23]+[.C23]+[.D23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B24]+[.C24]+[.D24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B25]+[.C25]+[.D25]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B26]+[.C26]+[.D26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[.B27]+[.C27]+[.D27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[.B28]+[.C28]+[.D28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29]+[.C29]+[.D29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30]+[.C30]+[.D30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1]+[.C31]+[.D3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32]+[.C32]+[.D32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formula="of:=[.B33]+[.C33]+[.D33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B34]+[.C34]+[.D34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[.B35]+[.C35]+[.D35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B36]+[.C36]+[.D36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B37]+[.C37]+[.D37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B38]+[.C38]+[.D38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39]+[.C39]+[.D39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B40]+[.C40]+[.D40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41]+[.C41]+[.D41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B42]+[.C42]+[.D42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43]+[.C43]+[.D43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B44]+[.C44]+[.D44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B45]+[.C45]+[.D45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[.B46]+[.C46]+[.D46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47]+[.C47]+[.D47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B48]+[.C48]+[.D4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B49]+[.C49]+[.D49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B50]+[.C50]+[.D50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[.B51]+[.C51]+[.D51]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B52]+[.C52]+[.D52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B53]+[.C53]+[.D53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[.B54]+[.C54]+[.D54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B55]+[.C55]+[.D55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56]+[.C56]+[.D56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B57]+[.C57]+[.D57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58]+[.C58]+[.D58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B59]+[.C59]+[.D59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B60]+[.C60]+[.D60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61]+[.C61]+[.D61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B62]+[.C62]+[.D62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63]+[.C63]+[.D63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B64]+[.C64]+[.D64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[.B65]+[.C65]+[.D65]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B66]+[.C66]+[.D66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B67]+[.C67]+[.D67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[.B68]+[.C68]+[.D68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B69]+[.C69]+[.D69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70]+[.C70]+[.D7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B71]+[.C71]+[.D71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[.B72]+[.C72]+[.D72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B73]+[.C73]+[.D73]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[.B74]+[.C74]+[.D74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75]+[.C75]+[.D75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B76]+[.C76]+[.D76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B77]+[.C77]+[.D77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78]+[.C78]+[.D78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79]+[.C79]+[.D79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[.B80]+[.C80]+[.D80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[.B81]+[.C81]+[.D81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[.B82]+[.C82]+[.D82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83]+[.C83]+[.D83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B84]+[.C84]+[.D84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85]+[.C85]+[.D85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B86]+[.C86]+[.D86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B87]+[.C87]+[.D87]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B88]+[.C88]+[.D8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B89]+[.C89]+[.D89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B90]+[.C90]+[.D90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B91]+[.C91]+[.D9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[.B92]+[.C92]+[.D92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B93]+[.C93]+[.D93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B94]+[.C94]+[.D94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B95]+[.C95]+[.D95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[.B96]+[.C96]+[.D96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B97]+[.C97]+[.D97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B98]+[.C98]+[.D9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[.B99]+[.C99]+[.D99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B100]+[.C100]+[.D10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B101]+[.C101]+[.D101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[.B102]+[.C102]+[.D102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B103]+[.C103]+[.D103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B104]+[.C104]+[.D104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B105]+[.C105]+[.D105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B106]+[.C106]+[.D106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107]+[.C107]+[.D107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B108]+[.C108]+[.D108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B109]+[.C109]+[.D109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110]+[.C110]+[.D110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B111]+[.C111]+[.D111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112]+[.C112]+[.D112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[.B113]+[.C113]+[.D113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B114]+[.C114]+[.D114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115]+[.C115]+[.D115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[.B116]+[.C116]+[.D116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17]+[.C117]+[.D117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B118]+[.C118]+[.D118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B119]+[.C119]+[.D119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B120]+[.C120]+[.D120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B121]+[.C121]+[.D12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B122]+[.C122]+[.D122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B123]+[.C123]+[.D123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124]+[.C124]+[.D124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B125]+[.C125]+[.D125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B126]+[.C126]+[.D126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B127]+[.C127]+[.D127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B128]+[.C128]+[.D12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B129]+[.C129]+[.D129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B130]+[.C130]+[.D130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B131]+[.C131]+[.D131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132]+[.C132]+[.D132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[.B133]+[.C133]+[.D133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134]+[.C134]+[.D134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135]+[.C135]+[.D135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136]+[.C136]+[.D136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[.B137]+[.C137]+[.D137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B138]+[.C138]+[.D13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139]+[.C139]+[.D13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140]+[.C140]+[.D140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B141]+[.C141]+[.D141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B142]+[.C142]+[.D142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B143]+[.C143]+[.D143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B144]+[.C144]+[.D144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145]+[.C145]+[.D145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146]+[.C146]+[.D146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B147]+[.C147]+[.D147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[.B148]+[.C148]+[.D148]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B149]+[.C149]+[.D149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150]+[.C150]+[.D150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51]+[.C151]+[.D151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[.B152]+[.C152]+[.D152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[.B153]+[.C153]+[.D153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B154]+[.C154]+[.D154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B155]+[.C155]+[.D155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B156]+[.C156]+[.D156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B157]+[.C157]+[.D157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58]+[.C158]+[.D158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159]+[.C159]+[.D159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B160]+[.C160]+[.D160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B161]+[.C161]+[.D161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[.B162]+[.C162]+[.D162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B163]+[.C163]+[.D163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164]+[.C164]+[.D164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[.B165]+[.C165]+[.D165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B166]+[.C166]+[.D166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[.B167]+[.C167]+[.D167]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B168]+[.C168]+[.D168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[.B169]+[.C169]+[.D16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170]+[.C170]+[.D170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171]+[.C171]+[.D17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B172]+[.C172]+[.D172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173]+[.C173]+[.D173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174]+[.C174]+[.D174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B175]+[.C175]+[.D175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B176]+[.C176]+[.D176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B177]+[.C177]+[.D177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178]+[.C178]+[.D178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179]+[.C179]+[.D179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[.B180]+[.C180]+[.D180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181]+[.C181]+[.D181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B182]+[.C182]+[.D182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B183]+[.C183]+[.D183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B184]+[.C184]+[.D184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B185]+[.C185]+[.D185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[.B186]+[.C186]+[.D186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B187]+[.C187]+[.D187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B188]+[.C188]+[.D188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B189]+[.C189]+[.D189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B190]+[.C190]+[.D19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191]+[.C191]+[.D191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B192]+[.C192]+[.D192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193]+[.C193]+[.D193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B194]+[.C194]+[.D194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B195]+[.C195]+[.D195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[.B196]+[.C196]+[.D196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B197]+[.C197]+[.D197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98]+[.C198]+[.D198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B199]+[.C199]+[.D199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B200]+[.C200]+[.D200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B201]+[.C201]+[.D201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[.B202]+[.C202]+[.D202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B203]+[.C203]+[.D203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[.B204]+[.C204]+[.D204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205]+[.C205]+[.D205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B206]+[.C206]+[.D206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B207]+[.C207]+[.D207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B208]+[.C208]+[.D208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B209]+[.C209]+[.D20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B210]+[.C210]+[.D21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B211]+[.C211]+[.D211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[.B212]+[.C212]+[.D212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.B213]+[.C213]+[.D213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[.B214]+[.C214]+[.D214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B215]+[.C215]+[.D215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B216]+[.C216]+[.D216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B217]+[.C217]+[.D217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B218]+[.C218]+[.D218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B219]+[.C219]+[.D219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B220]+[.C220]+[.D220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B221]+[.C221]+[.D221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[.B222]+[.C222]+[.D222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B223]+[.C223]+[.D223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B224]+[.C224]+[.D224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[.B225]+[.C225]+[.D225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226]+[.C226]+[.D226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[.B227]+[.C227]+[.D227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228]+[.C228]+[.D228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B229]+[.C229]+[.D229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B230]+[.C230]+[.D230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B231]+[.C231]+[.D231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[.B232]+[.C232]+[.D232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233]+[.C233]+[.D233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B234]+[.C234]+[.D234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35]+[.C235]+[.D235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236]+[.C236]+[.D23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[.B237]+[.C237]+[.D237]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238]+[.C238]+[.D238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B239]+[.C239]+[.D239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240]+[.C240]+[.D240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[.B241]+[.C241]+[.D241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[.B242]+[.C242]+[.D242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B243]+[.C243]+[.D243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B244]+[.C244]+[.D244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B245]+[.C245]+[.D245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246]+[.C246]+[.D246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B247]+[.C247]+[.D247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48]+[.C248]+[.D248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B249]+[.C249]+[.D249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[.B250]+[.C250]+[.D25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B251]+[.C251]+[.D251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B252]+[.C252]+[.D252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B253]+[.C253]+[.D253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B254]+[.C254]+[.D254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255]+[.C255]+[.D255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56]+[.C256]+[.D256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B257]+[.C257]+[.D257]" office:value-type="float" office:value="71" calcext:value-type="float">
            <text:p>71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9.97mm" svg:height="90.06mm" svg:x="0.75mm" svg:y="154.03mm">
            <draw:object draw:notify-on-update-of-ranges="Sheet2.A1:Sheet2.A1 Sheet2.A2:Sheet2.A25 Sheet2.B1:Sheet2.B1 Sheet2.B2:Sheet2.B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7mm" svg:height="90.06mm" svg:x="1.74mm" svg:y="308.31mm">
            <draw:object draw:notify-on-update-of-ranges="Sheet2.C1:Sheet2.C1 Sheet2.C2:Sheet2.C25 Sheet2.D1:Sheet2.D1 Sheet2.D2:Sheet2.D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8mm" svg:height="90.06mm" svg:x="244.18mm" svg:y="154.53mm">
            <draw:object draw:notify-on-update-of-ranges="Sheet2.E1:Sheet2.E1 Sheet2.E2:Sheet2.E29 Sheet2.F1:Sheet2.F1 Sheet2.F2:Sheet2.F2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8mm" svg:height="90.06mm" svg:x="244.18mm" svg:y="307.81mm">
            <draw:object draw:notify-on-update-of-ranges="Sheet2.G1:Sheet2.G1 Sheet2.G2:Sheet2.G42 Sheet2.H1:Sheet2.H1 Sheet2.H2:Sheet2.H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Occurences</text:p>
          </table:table-cell>
          <table:table-cell office:value-type="string" calcext:value-type="string">
            <text:p>Fréquence (Mask 0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Mask 3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Mask 6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Somme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matrix-columns-spanned="1" table:number-matrix-rows-spanned="24" table:formula="of:=FREQUENCY([output.B2:.B257];[.A2:.A24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matrix-columns-spanned="1" table:number-matrix-rows-spanned="24" table:formula="of:=FREQUENCY([output.C2:.C257];[.C2:.C24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matrix-columns-spanned="1" table:number-matrix-rows-spanned="28" table:formula="of:=FREQUENCY([output.D2:.D257];[.E2:.E28])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matrix-columns-spanned="1" table:number-matrix-rows-spanned="41" table:formula="of:=FREQUENCY([output.E2:.E257];[.G2:.G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09:08:06.469573092</dc:date>
    <dc:creator>Mathis Caristan</dc:creator>
    <meta:editing-duration>PT14H25M19S</meta:editing-duration>
    <meta:editing-cycles>21</meta:editing-cycles>
    <meta:generator>LibreOffice/4.4.6.3$Linux_x86 LibreOffice_project/40m0$Build-3</meta:generator>
    <meta:document-statistic meta:table-count="2" meta:cell-count="15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bar" chart:style-name="ch1">
        <chart:legend chart:legend-position="end" svg:x="14.187cm" svg:y="3.954cm" style:legend-expansion="high" chart:style-name="ch2"/>
        <chart:plot-area chart:style-name="ch3" table:cell-range-address="output.A1:output.B1 output.A3:output.B257 output.E1:output.E1 output.E3:output.E257" chart:data-source-has-labels="both" svg:x="0.319cm" svg:y="0.18cm" svg:width="13.549cm" svg:height="8.645cm">
          <chartooo:coordinate-region svg:x="0.94cm" svg:y="0.301cm" svg:width="12.728cm" svg:height="7.521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B3:output.B257" chart:label-cell-address="output.B1:output.B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k0</text:p>
                <draw:g>
                  <svg:desc>output.B1:output.B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29">
                <text:p>29</text:p>
                <draw:g>
                  <svg:desc>output.B3:output.B257</svg:desc>
                </draw:g>
              </table:table-cell>
              <table:table-cell office:value-type="float" office:value="79">
                <text:p>79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1">
                <text:p>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4">
                <text:p>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4">
                <text:p>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3">
                <text:p>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3cm" svg:height="9.005cm" xlink:href=".." xlink:type="simple" chart:class="chart:bar" chart:style-name="ch1">
        <chart:legend chart:legend-position="end" svg:x="14.185cm" svg:y="3.954cm" style:legend-expansion="high" chart:style-name="ch2"/>
        <chart:plot-area chart:style-name="ch3" table:cell-range-address="output.A1:output.A1 output.A3:output.A257 output.C1:output.C1 output.C3:output.C257 output.E1:output.E1 output.E3:output.E257" chart:data-source-has-labels="both" svg:x="0.319cm" svg:y="0.18cm" svg:width="13.548cm" svg:height="8.645cm">
          <chartooo:coordinate-region svg:x="0.94cm" svg:y="0.301cm" svg:width="12.727cm" svg:height="7.521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C3:output.C257" chart:label-cell-address="output.C1:output.C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k3</text:p>
                <draw:g>
                  <svg:desc>output.C1:output.C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25">
                <text:p>25</text:p>
                <draw:g>
                  <svg:desc>output.C3:output.C257</svg:desc>
                </draw:g>
              </table:table-cell>
              <table:table-cell office:value-type="float" office:value="79">
                <text:p>79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1">
                <text:p>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1">
                <text:p>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6">
                <text:p>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9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4">
                <text:p>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6cm" xlink:href=".." xlink:type="simple" chart:class="chart:bar" chart:style-name="ch1">
        <chart:legend chart:legend-position="end" svg:x="14.187cm" svg:y="3.955cm" style:legend-expansion="high" chart:style-name="ch2"/>
        <chart:plot-area chart:style-name="ch3" table:cell-range-address="output.A1:output.A1 output.A3:output.A257 output.D1:output.E1 output.D3:output.E257" chart:data-source-has-labels="both" svg:x="0.319cm" svg:y="0.18cm" svg:width="13.549cm" svg:height="8.646cm">
          <chartooo:coordinate-region svg:x="0.94cm" svg:y="0.301cm" svg:width="12.728cm" svg:height="7.522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D3:output.D257" chart:label-cell-address="output.D1:output.D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k6</text:p>
                <draw:g>
                  <svg:desc>output.D1:output.D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25">
                <text:p>25</text:p>
                <draw:g>
                  <svg:desc>output.D3:output.D257</svg:desc>
                </draw:g>
              </table:table-cell>
              <table:table-cell office:value-type="float" office:value="79">
                <text:p>79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2">
                <text:p>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1">
                <text:p>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2">
                <text:p>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3">
                <text:p>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legend chart:legend-position="end" svg:x="12.174cm" svg:y="4.204cm" style:legend-expansion="high" chart:style-name="ch2"/>
        <chart:plot-area chart:style-name="ch3" table:cell-range-address="Sheet2.A1:Sheet2.B25" chart:data-source-has-labels="both" svg:x="0.319cm" svg:y="0.18cm" svg:width="11.536cm" svg:height="8.647cm">
          <chartooo:coordinate-region svg:x="0.94cm" svg:y="0.379cm" svg:width="10.915cm" svg:height="7.801cm"/>
          <chart:axis chart:dimension="x" chart:name="primary-x" chart:style-name="ch4" chartooo:axis-type="auto">
            <chartooo:date-scale/>
            <chart:categories table:cell-range-address="Sheet2.A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5" chart:label-cell-address="Sheet2.B1:Sheet2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Mask 0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0</text:p>
                <draw:g>
                  <svg:desc>Sheet2.A2:Sheet2.A25</svg:desc>
                </draw:g>
              </table:table-cell>
              <table:table-cell office:value-type="float" office:value="0">
                <text:p>0</text:p>
                <draw:g>
                  <svg:desc>Sheet2.B2:Sheet2.B25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legend chart:legend-position="end" svg:x="12.174cm" svg:y="4.204cm" style:legend-expansion="high" chart:style-name="ch2"/>
        <chart:plot-area chart:style-name="ch3" table:cell-range-address="Sheet2.C1:Sheet2.D25" chart:data-source-has-labels="both" svg:x="0.319cm" svg:y="0.18cm" svg:width="11.536cm" svg:height="8.647cm">
          <chartooo:coordinate-region svg:x="0.94cm" svg:y="0.379cm" svg:width="10.915cm" svg:height="7.801cm"/>
          <chart:axis chart:dimension="x" chart:name="primary-x" chart:style-name="ch4" chartooo:axis-type="auto">
            <chartooo:date-scale/>
            <chart:categories table:cell-range-address="Sheet2.C2:Sheet2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25" chart:label-cell-address="Sheet2.D1:Sheet2.D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Mask 3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Sheet2.C2:Sheet2.C25</svg:desc>
                </draw:g>
              </table:table-cell>
              <table:table-cell office:value-type="float" office:value="1">
                <text:p>1</text:p>
                <draw:g>
                  <svg:desc>Sheet2.D2:Sheet2.D25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2.174cm" svg:y="4.204cm" style:legend-expansion="high" chart:style-name="ch2"/>
        <chart:plot-area chart:style-name="ch3" table:cell-range-address="Sheet2.E1:Sheet2.F29" chart:data-source-has-labels="both" svg:x="0.319cm" svg:y="0.18cm" svg:width="11.537cm" svg:height="8.647cm">
          <chartooo:coordinate-region svg:x="0.94cm" svg:y="0.379cm" svg:width="10.916cm" svg:height="7.801cm"/>
          <chart:axis chart:dimension="x" chart:name="primary-x" chart:style-name="ch4" chartooo:axis-type="auto">
            <chartooo:date-scale/>
            <chart:categories table:cell-range-address="Sheet2.E2:Sheet2.E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9" chart:label-cell-address="Sheet2.F1:Sheet2.F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Mask 6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Sheet2.E2:Sheet2.E29</svg:desc>
                </draw:g>
              </table:table-cell>
              <table:table-cell office:value-type="float" office:value="2">
                <text:p>2</text:p>
                <draw:g>
                  <svg:desc>Sheet2.F2:Sheet2.F2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2.121cm" svg:y="4.204cm" style:legend-expansion="high" chart:style-name="ch2"/>
        <chart:plot-area chart:style-name="ch3" table:cell-range-address="Sheet2.G1:Sheet2.H42" chart:data-source-has-labels="both" svg:x="0.319cm" svg:y="0.18cm" svg:width="11.484cm" svg:height="8.647cm">
          <chartooo:coordinate-region svg:x="0.755cm" svg:y="0.379cm" svg:width="10.811cm" svg:height="7.403cm"/>
          <chart:axis chart:dimension="x" chart:name="primary-x" chart:style-name="ch4" chartooo:axis-type="auto">
            <chartooo:date-scale/>
            <chart:categories table:cell-range-address="Sheet2.G2:Sheet2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:Sheet2.H42" chart:label-cell-address="Sheet2.H1:Sheet2.H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Somme)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float" office:value="55">
                <text:p>60</text:p>
                <draw:g>
                  <svg:desc>Sheet2.G2:Sheet2.G42</svg:desc>
                </draw:g>
              </table:table-cell>
              <table:table-cell office:value-type="float" office:value="1">
                <text:p>1</text:p>
                <draw:g>
                  <svg:desc>Sheet2.H2:Sheet2.H42</svg:desc>
                </draw:g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